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ntology-Assisted File System Manage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微软雅黑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微软雅黑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han Shi</meta:initial-creator>
    <meta:creation-date>2013-09-17T19:56:55.832000000</meta:creation-date>
    <dc:date>2013-09-17T20:00:47.089000000</dc:date>
    <dc:creator>Zhan Shi</dc:creator>
    <meta:editing-duration>PT7S</meta:editing-duration>
    <meta:editing-cycles>2</meta:editing-cycles>
    <meta:generator>LibreOffice/4.1.1.2$Windows_x86 LibreOffice_project/7e4286b58adc75a14f6d83f53a03b6c11fa2903</meta:generator>
    <meta:document-statistic meta:object-count="25"/>
  </office:meta>
</office:document-meta>
</file>